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ArgMismatch.argument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StubsRunnerTest.detects_unnecessary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ctStubsRunnerTest.fails_fast_on_argument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necessaryStubbing.correct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necessaryStubbing.unused_stubbing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ingArgMismatch.passing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ubbingArgMismatch.passing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necessaryStubbing.unused_stubbing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